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Uni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01.5">
            <text:p>201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318.407112771993">
            <text:p>$318,41</text:p>
          </table:table-cell>
          <table:table-cell table:style-name="ce5" table:formula="of:=[.F2]-[.B3]/[.B4]" office:value-type="currency" office:currency="USD" office:value="292.837868167676">
            <text:p>$292,84</text:p>
          </table:table-cell>
          <table:table-cell table:style-name="ce15" table:formula="of:=[.G2]/1.07" office:value-type="currency" office:currency="EUR" office:value="273.680250623997">
            <text:p>273,6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8.433">
            <text:p>28,43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7" table:formula="of:=[.G19]+[.G20]" office:value-type="currency" office:currency="USD" office:value="261.294670153196">
            <text:p>$261,29</text:p>
          </table:table-cell>
          <table:table-cell table:style-name="ce7" table:formula="of:=[.F3]-[.B3]/[.B4]" office:value-type="currency" office:currency="USD" office:value="235.72542554888">
            <text:p>$235,73</text:p>
          </table:table-cell>
          <table:table-cell table:style-name="ce16" table:formula="of:=[.G3]/1.07" office:value-type="currency" office:currency="EUR" office:value="220.30413602699">
            <text:p>220,3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11.736026359473">
            <text:p>211,7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112">
            <text:p>1,11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8">
            <text:p>8,00%</text:p>
          </table:table-cell>
          <table:table-cell table:style-name="Default"/>
          <table:table-cell table:style-name="ce13" table:formula="of:=[.J19]+[.J20]" office:value-type="currency" office:currency="USD" office:value="158.342840813183">
            <text:p>$158,34</text:p>
          </table:table-cell>
          <table:table-cell table:style-name="ce14" table:formula="of:=[.F4]-[.B3]/[.B4]" office:value-type="currency" office:currency="USD" office:value="132.773596208866">
            <text:p>$132,77</text:p>
          </table:table-cell>
          <table:table-cell table:style-name="ce17" table:formula="of:=[.G4]/1.07" office:value-type="currency" office:currency="EUR" office:value="124.087473092398">
            <text:p>124,0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0.73">
            <text:p>$10,7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.5">
            <text:p>16,5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Ziel</text:p>
          </table:table-cell>
          <table:table-cell table:style-name="ce4" office:value-type="currency" office:currency="EUR" office:value="164">
            <text:p>164,00 €</text:p>
          </table:table-cell>
          <table: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365">
            <text:p>$5,37</text:p>
          </table:table-cell>
          <table:table-cell table:style-name="ce5"/>
          <table:table-cell table:style-name="ce5" table:formula="of:=[.B8]/(1+[.D2])^(1/4)" office:value-type="currency" office:currency="USD" office:value="5.2874133104523">
            <text:p>$5,29</text:p>
          </table:table-cell>
          <table:table-cell table:style-name="ce7" table:formula="of:=[.B5]/2" office:value-type="currency" office:currency="USD" office:value="5.365">
            <text:p>$5,37</text:p>
          </table:table-cell>
          <table:table-cell table:style-name="ce7"/>
          <table:table-cell table:style-name="ce7" table:formula="of:=[.E8]/(1+[.D3])^(1/4)" office:value-type="currency" office:currency="USD" office:value="5.27501600755025">
            <text:p>$5,28</text:p>
          </table:table-cell>
          <table:table-cell table:style-name="ce8" table:formula="of:=[.B5]/2" office:value-type="currency" office:currency="USD" office:value="5.365">
            <text:p>$5,37</text:p>
          </table:table-cell>
          <table:table-cell table:style-name="ce8"/>
          <table:table-cell table:style-name="ce8" table:formula="of:=[.H8]/(1+[.D4])^(1/4)" office:value-type="currency" office:currency="USD" office:value="5.26276269366442">
            <text:p>$5,2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1.6957">
            <text:p>$11,70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USD" office:value="11.033679245283">
            <text:p>$11,03</text:p>
          </table:table-cell>
          <table:table-cell table:formula="of:=[.B5]*(1+[.F9])" office:value-type="currency" office:currency="USD" office:value="11.5884">
            <text:p>$11,59</text:p>
          </table:table-cell>
          <table:table-cell office:value-type="percentage" office:value="0.08">
            <text:p>8,00%</text:p>
          </table:table-cell>
          <table:table-cell table:formula="of:=[.E9]/(1+[.$D$3])^[.A9]" office:value-type="currency" office:currency="USD" office:value="10.8302803738318">
            <text:p>$10,83</text:p>
          </table:table-cell>
          <table:table-cell table:formula="of:=[.B5]*(1+[.I9])" office:value-type="currency" office:currency="USD" office:value="9.0132">
            <text:p>$9,01</text:p>
          </table:table-cell>
          <table:table-cell office:value-type="percentage" office:value="-0.16">
            <text:p>-16,00%</text:p>
          </table:table-cell>
          <table:table-cell table:formula="of:=[.H9]/(1+[.$D$4])^[.A9]" office:value-type="currency" office:currency="USD" office:value="8.34555555555555">
            <text:p>$8,3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2.982227">
            <text:p>$12,98</text:p>
          </table:table-cell>
          <table:table-cell office:value-type="percentage" office:value="0.11">
            <text:p>11,00%</text:p>
          </table:table-cell>
          <table:table-cell table:formula="of:=[.B10]/(1+[.$D$2])^[.A10]" office:value-type="currency" office:currency="USD" office:value="11.5541358134567">
            <text:p>$11,55</text:p>
          </table:table-cell>
          <table:table-cell table:formula="of:=[.E9]*(1+[.F10])" office:value-type="currency" office:currency="USD" office:value="12.631356">
            <text:p>$12,63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USD" office:value="11.0327155210062">
            <text:p>$11,03</text:p>
          </table:table-cell>
          <table:table-cell table:formula="of:=[.H9]*(1+[.I10])" office:value-type="currency" office:currency="USD" office:value="10.094784">
            <text:p>$10,09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8.65465020576132">
            <text:p>$8,6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15062743">
            <text:p>$14,15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11.8811396572338">
            <text:p>$11,88</text:p>
          </table:table-cell>
          <table:table-cell table:formula="of:=[.E10]*(1+[.F11])" office:value-type="currency" office:currency="USD" office:value="13.64186448">
            <text:p>$13,64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11.1358250118567">
            <text:p>$11,14</text:p>
          </table:table-cell>
          <table:table-cell table:formula="of:=[.H10]*(1+[.I11])" office:value-type="currency" office:currency="USD" office:value="10.39762752">
            <text:p>$10,40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8.25397195549459">
            <text:p>$8,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1411713501">
            <text:p>$15,14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11.9932258804153">
            <text:p>$11,99</text:p>
          </table:table-cell>
          <table:table-cell table:formula="of:=[.E11]*(1+[.F12])" office:value-type="currency" office:currency="USD" office:value="14.323957704">
            <text:p>$14,32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10.9276787499529">
            <text:p>$10,93</text:p>
          </table:table-cell>
          <table:table-cell table:formula="of:=[.H11]*(1+[.I12])" office:value-type="currency" office:currency="USD" office:value="10.6055800704">
            <text:p>$10,61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7.79541795796711">
            <text:p>$7,8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6.201053344607">
            <text:p>$16,20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12.1063695207966">
            <text:p>$12,11</text:p>
          </table:table-cell>
          <table:table-cell table:formula="of:=[.E12]*(1+[.F13])" office:value-type="currency" office:currency="USD" office:value="15.0401555892">
            <text:p>$15,04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10.7234230723837">
            <text:p>$10,72</text:p>
          </table:table-cell>
          <table:table-cell table:formula="of:=[.H12]*(1+[.I13])" office:value-type="currency" office:currency="USD" office:value="10.711635871104">
            <text:p>$10,71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7.29015938661739">
            <text:p>$7,2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7.1731165452834">
            <text:p>$17,17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12.1063695207966">
            <text:p>$12,11</text:p>
          </table:table-cell>
          <table:table-cell table:formula="of:=[.E13]*(1+[.F14])" office:value-type="currency" office:currency="USD" office:value="15.79216336866">
            <text:p>$15,79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10.5229852579466">
            <text:p>$10,52</text:p>
          </table:table-cell>
          <table:table-cell table:formula="of:=[.H13]*(1+[.I14])" office:value-type="currency" office:currency="USD" office:value="10.818752229815">
            <text:p>$10,82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6.8176490560033">
            <text:p>$6,8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8.2035035380004">
            <text:p>$18,20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12.1063695207966">
            <text:p>$12,11</text:p>
          </table:table-cell>
          <table:table-cell table:formula="of:=[.E14]*(1+[.F15])" office:value-type="currency" office:currency="USD" office:value="16.581771537093">
            <text:p>$16,58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10.3262939447139">
            <text:p>$10,33</text:p>
          </table:table-cell>
          <table:table-cell table:formula="of:=[.H14]*(1+[.I15])" office:value-type="currency" office:currency="USD" office:value="10.9269397521132">
            <text:p>$10,93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6.37576439496605">
            <text:p>$6,3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2957137502805">
            <text:p>$19,30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12.1063695207966">
            <text:p>$12,11</text:p>
          </table:table-cell>
          <table:table-cell table:formula="of:=[.E15]*(1+[.F16])" office:value-type="currency" office:currency="USD" office:value="17.2450423985767">
            <text:p>$17,25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0.0367716845818">
            <text:p>$10,04</text:p>
          </table:table-cell>
          <table:table-cell table:formula="of:=[.H15]*(1+[.I16])" office:value-type="currency" office:currency="USD" office:value="11.0362091496343">
            <text:p>$11,04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5.96252040640343">
            <text:p>$5,9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0.4534565752973">
            <text:p>$20,45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2.1063695207966">
            <text:p>$12,11</text:p>
          </table:table-cell>
          <table:table-cell table:formula="of:=[.E16]*(1+[.F17])" office:value-type="currency" office:currency="USD" office:value="17.9348440945198">
            <text:p>$17,93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9.75536687099536">
            <text:p>$9,76</text:p>
          </table:table-cell>
          <table:table-cell table:formula="of:=[.H16]*(1+[.I17])" office:value-type="currency" office:currency="USD" office:value="11.1465712411307">
            <text:p>$11,15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5.57606075043284">
            <text:p>$5,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1.6806639698151">
            <text:p>$21,68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12.1063695207966">
            <text:p>$12,11</text:p>
          </table:table-cell>
          <table:table-cell table:formula="of:=[.E17]*(1+[.F18])" office:value-type="currency" office:currency="USD" office:value="18.6522378583006">
            <text:p>$18,65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9.48185191199549">
            <text:p>$9,48</text:p>
          </table:table-cell>
          <table:table-cell table:formula="of:=[.H17]*(1+[.I18])" office:value-type="currency" office:currency="USD" office:value="11.258036953542">
            <text:p>$11,2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5.21464940549738">
            <text:p>$5,2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24.38781103162">
            <text:p>$124,39</text:p>
          </table:table-cell>
          <table:table-cell/>
          <table:table-cell table:style-name="ce7"/>
          <table:table-cell table:formula="of:=SUM([.G8:.G18])" office:value-type="currency" office:currency="USD" office:value="110.048208406815">
            <text:p>$110,05</text:p>
          </table:table-cell>
          <table:table-cell/>
          <table:table-cell table:style-name="ce8"/>
          <table:table-cell table:formula="of:=SUM([.J8:.J18])" office:value-type="currency" office:currency="USD" office:value="75.5491617683634">
            <text:p>$75,5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57.73095550195">
            <text:p>$357,73</text:p>
          </table:table-cell>
          <table:table-cell table:style-name="ce5"/>
          <table:table-cell table:formula="of:=[.B20]/(1+[.D2])^([.A18]+1/2)" office:value-type="currency" office:currency="USD" office:value="194.019301740373">
            <text:p>$194,02</text:p>
          </table:table-cell>
          <table:table-cell table:formula="of:=[.E18]*[.D5]" office:value-type="currency" office:currency="USD" office:value="307.76192466196">
            <text:p>$307,76</text:p>
          </table:table-cell>
          <table:table-cell table:style-name="ce7"/>
          <table:table-cell table:formula="of:=[.E20]/(1+[.D3])^([.A18]+1/2)" office:value-type="currency" office:currency="USD" office:value="151.246461746382">
            <text:p>$151,25</text:p>
          </table:table-cell>
          <table:table-cell table:formula="of:=[.H18]*[.D5]" office:value-type="currency" office:currency="USD" office:value="185.757609733443">
            <text:p>$185,76</text:p>
          </table:table-cell>
          <table:table-cell table:style-name="ce8"/>
          <table:table-cell table:formula="of:=[.H20]/(1+[.D4])^([.A18]+1/2)" office:value-type="currency" office:currency="USD" office:value="82.7936790448194">
            <text:p>$82,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8:48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8:48:27.92</dc:date>
    <dc:creator>aaa </dc:creator>
    <meta:editing-duration>P2DT17H40M23S</meta:editing-duration>
    <meta:editing-cycles>44</meta:editing-cycles>
    <meta:generator>OpenOffice/4.1.5$Win32 OpenOffice.org_project/415m1$Build-9789</meta:generator>
    <meta:document-statistic meta:table-count="5" meta:cell-count="693" meta:object-count="0"/>
  </office:meta>
</office:document-meta>
</file>